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9271in" fo:margin-left="0in" style:page-number="auto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8021in"/>
    </style:style>
    <style:style style:name="Table1.A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FreeMono"/>
    </style:style>
    <style:style style:name="P4" style:family="paragraph" style:parent-style-name="Table_20_Contents">
      <style:text-properties style:font-name="FreeMono" fo:font-weight="bold" style:font-weight-asian="bold" style:font-weight-complex="bold"/>
    </style:style>
    <style:style style:name="P5" style:family="paragraph" style:parent-style-name="Table_20_Contents">
      <style:text-properties style:font-name="FreeMono" fo:font-weight="bold" officeooo:rsid="001056b2" officeooo:paragraph-rsid="001056b2" style:font-weight-asian="bold" style:font-weight-complex="bold"/>
    </style:style>
    <style:style style:name="P6" style:family="paragraph" style:parent-style-name="Table_20_Contents">
      <style:text-properties style:font-name="FreeMono" fo:font-weight="bold" officeooo:rsid="001056b2" officeooo:paragraph-rsid="0010ee6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FreeMono" fo:font-weight="bold" officeooo:rsid="001056b2" officeooo:paragraph-rsid="001475a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FreeMono" fo:font-weight="bold" officeooo:rsid="001056b2" officeooo:paragraph-rsid="00210dac" style:font-weight-asian="bold" style:font-weight-complex="bold"/>
    </style:style>
    <style:style style:name="P9" style:family="paragraph" style:parent-style-name="Table_20_Contents">
      <style:text-properties style:font-name="FreeMono" fo:font-weight="bold" officeooo:rsid="0010ee6a" officeooo:paragraph-rsid="0010ee6a" style:font-weight-asian="bold" style:font-weight-complex="bold"/>
    </style:style>
    <style:style style:name="P10" style:family="paragraph" style:parent-style-name="Table_20_Contents">
      <style:text-properties style:font-name="FreeMono" fo:font-weight="bold" officeooo:rsid="0016fcf0" officeooo:paragraph-rsid="0016fcf0" style:font-weight-asian="bold" style:font-weight-complex="bold"/>
    </style:style>
    <style:style style:name="P11" style:family="paragraph" style:parent-style-name="Table_20_Contents">
      <style:text-properties style:font-name="FreeMono" fo:font-weight="bold" officeooo:rsid="0016fcf0" officeooo:paragraph-rsid="00173578" style:font-weight-asian="bold" style:font-weight-complex="bold"/>
    </style:style>
    <style:style style:name="P12" style:family="paragraph" style:parent-style-name="Table_20_Contents">
      <style:text-properties style:font-name="FreeMono" fo:font-weight="bold" officeooo:rsid="0016fcf0" officeooo:paragraph-rsid="00178f39" style:font-weight-asian="bold" style:font-weight-complex="bold"/>
    </style:style>
    <style:style style:name="P13" style:family="paragraph" style:parent-style-name="Table_20_Contents">
      <style:text-properties style:font-name="FreeMono" fo:font-weight="bold" officeooo:rsid="0019dba3" officeooo:paragraph-rsid="0019dba3" style:font-weight-asian="bold" style:font-weight-complex="bold"/>
    </style:style>
    <style:style style:name="P14" style:family="paragraph" style:parent-style-name="Table_20_Contents">
      <style:text-properties style:font-name="FreeMono" fo:font-weight="bold" officeooo:rsid="002070ec" officeooo:paragraph-rsid="002070ec" style:font-weight-asian="bold" style:font-weight-complex="bold"/>
    </style:style>
    <style:style style:name="P15" style:family="paragraph" style:parent-style-name="Table_20_Contents">
      <style:text-properties style:font-name="FreeMono" fo:font-weight="bold" officeooo:paragraph-rsid="00296d74" style:font-weight-asian="bold" style:font-weight-complex="bold"/>
    </style:style>
    <style:style style:name="P16" style:family="paragraph" style:parent-style-name="Table_20_Contents">
      <style:text-properties style:font-name="FreeMono" fo:font-weight="bold" officeooo:paragraph-rsid="00298df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weight="bold" style:font-weight-asian="bold" style:font-weight-complex="bold"/>
    </style:style>
    <style:style style:name="P18" style:family="paragraph" style:parent-style-name="Table_20_Contents">
      <style:text-properties style:font-name="FreeMono" style:text-underline-style="solid" style:text-underline-width="auto" style:text-underline-color="font-color" fo:font-weight="bold" officeooo:rsid="0016fcf0" officeooo:paragraph-rsid="0016fcf0" style:font-weight-asian="bold" style:font-weight-complex="bold"/>
    </style:style>
    <style:style style:name="P19" style:family="paragraph" style:parent-style-name="Table_20_Contents">
      <style:text-properties style:font-name="FreeMono" style:text-underline-style="solid" style:text-underline-width="auto" style:text-underline-color="font-color" fo:font-weight="bold" officeooo:rsid="000cd793" officeooo:paragraph-rsid="000cd793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weight="normal" officeooo:rsid="001056b2" officeooo:paragraph-rsid="00210dac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weight="normal" officeooo:rsid="0025c5b1" officeooo:paragraph-rsid="0025c5b1" style:font-weight-asian="normal" style:font-weight-complex="normal"/>
    </style:style>
    <style:style style:name="P23" style:family="paragraph" style:parent-style-name="Table_20_Contents">
      <style:text-properties style:font-name="Gillsans" officeooo:rsid="000cd793" officeooo:paragraph-rsid="000e98b1"/>
    </style:style>
    <style:style style:name="P24" style:family="paragraph" style:parent-style-name="Table_20_Contents">
      <style:text-properties style:font-name="Gillsans"/>
    </style:style>
    <style:style style:name="P25" style:family="paragraph" style:parent-style-name="Table_20_Contents">
      <style:text-properties style:font-name="Gillsans" officeooo:rsid="0010ee6a" officeooo:paragraph-rsid="0010ee6a"/>
    </style:style>
    <style:style style:name="P26" style:family="paragraph" style:parent-style-name="Table_20_Contents">
      <style:text-properties style:font-name="Gillsans" fo:font-size="10pt" officeooo:rsid="00173578" officeooo:paragraph-rsid="00173578" style:font-size-asian="10pt" style:font-size-complex="10pt"/>
    </style:style>
    <style:style style:name="P27" style:family="paragraph" style:parent-style-name="Table_20_Contents">
      <style:text-properties style:font-name="Gillsans" fo:font-size="10pt" officeooo:rsid="00173578" officeooo:paragraph-rsid="001b8fde" style:font-size-asian="10pt" style:font-size-complex="10pt"/>
    </style:style>
    <style:style style:name="P28" style:family="paragraph" style:parent-style-name="Table_20_Contents">
      <style:text-properties style:font-name="Gillsans" fo:font-size="10pt" officeooo:rsid="00178f39" officeooo:paragraph-rsid="00178f39" style:font-size-asian="10pt" style:font-size-complex="10pt"/>
    </style:style>
    <style:style style:name="P29" style:family="paragraph" style:parent-style-name="Table_20_Contents">
      <style:text-properties style:font-name="Gillsans" fo:font-size="10pt" officeooo:rsid="00180438" officeooo:paragraph-rsid="00180438" style:font-size-asian="10pt" style:font-size-complex="10pt"/>
    </style:style>
    <style:style style:name="P30" style:family="paragraph" style:parent-style-name="Table_20_Contents">
      <style:text-properties style:font-name="Gillsans" fo:font-size="10pt" officeooo:rsid="0019dba3" officeooo:paragraph-rsid="0019dba3" style:font-size-asian="10pt" style:font-size-complex="10pt"/>
    </style:style>
    <style:style style:name="P31" style:family="paragraph" style:parent-style-name="Table_20_Contents">
      <style:text-properties style:font-name="Gillsans" officeooo:paragraph-rsid="001e0e74"/>
    </style:style>
    <style:style style:name="P32" style:family="paragraph" style:parent-style-name="Table_20_Contents">
      <style:text-properties officeooo:paragraph-rsid="00296d74"/>
    </style:style>
    <style:style style:name="P33" style:family="paragraph" style:parent-style-name="Table_20_Contents">
      <style:text-properties officeooo:paragraph-rsid="0029e7da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font-name="FreeMono" fo:font-weight="normal" officeooo:rsid="0025c5b1" officeooo:paragraph-rsid="0025c5b1" style:font-weight-asian="normal" style:font-weight-complex="normal"/>
    </style:style>
    <style:style style:name="P35" style:family="paragraph" style:parent-style-name="Table_20_Contents">
      <style:text-properties style:font-name="FreeMono"/>
    </style:style>
    <style:style style:name="P36" style:family="paragraph" style:parent-style-name="Table_20_Contents">
      <style:text-properties style:font-name="FreeMono" officeooo:rsid="002cc0e3" officeooo:paragraph-rsid="002cc0e3"/>
    </style:style>
    <style:style style:name="T1" style:family="text">
      <style:text-properties style:font-name="Gillsans"/>
    </style:style>
    <style:style style:name="T2" style:family="text">
      <style:text-properties style:font-name="Gillsans" fo:font-weight="bold" officeooo:rsid="00296d74" style:font-weight-asian="bold" style:font-weight-complex="bold"/>
    </style:style>
    <style:style style:name="T3" style:family="text">
      <style:text-properties style:font-name="Gillsans" fo:font-weight="bold" officeooo:rsid="0029e7da" style:font-weight-asian="bold" style:font-weight-complex="bold"/>
    </style:style>
    <style:style style:name="T4" style:family="text">
      <style:text-properties style:font-name="Gillsans" fo:font-weight="normal" officeooo:rsid="00296d74" style:font-weight-asian="normal" style:font-weight-complex="normal"/>
    </style:style>
    <style:style style:name="T5" style:family="text">
      <style:text-properties style:font-name="Gillsans" fo:font-weight="normal" officeooo:rsid="0029e7da" style:font-weight-asian="normal" style:font-weight-complex="normal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style:font-name="FreeMono" fo:font-weight="bold" officeooo:rsid="001e0e74" style:font-weight-asian="bold" style:font-weight-complex="bold"/>
    </style:style>
    <style:style style:name="T8" style:family="text">
      <style:text-properties officeooo:rsid="000e98b1"/>
    </style:style>
    <style:style style:name="T9" style:family="text">
      <style:text-properties officeooo:rsid="0010ee6a"/>
    </style:style>
    <style:style style:name="T10" style:family="text">
      <style:text-properties officeooo:rsid="0012a8e7"/>
    </style:style>
    <style:style style:name="T11" style:family="text">
      <style:text-properties officeooo:rsid="0012c0ac"/>
    </style:style>
    <style:style style:name="T12" style:family="text">
      <style:text-properties officeooo:rsid="001475ad"/>
    </style:style>
    <style:style style:name="T13" style:family="text">
      <style:text-properties officeooo:rsid="00173578"/>
    </style:style>
    <style:style style:name="T14" style:family="text">
      <style:text-properties officeooo:rsid="00178f39"/>
    </style:style>
    <style:style style:name="T15" style:family="text">
      <style:text-properties officeooo:rsid="001b8fde"/>
    </style:style>
    <style:style style:name="T16" style:family="text">
      <style:text-properties officeooo:rsid="001e0e74"/>
    </style:style>
    <style:style style:name="T17" style:family="text">
      <style:text-properties officeooo:rsid="002070ec"/>
    </style:style>
    <style:style style:name="T18" style:family="text">
      <style:text-properties officeooo:rsid="00210da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78159"/>
    </style:style>
    <style:style style:name="T21" style:family="text">
      <style:text-properties officeooo:rsid="00296d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ROS2 Command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Additional Packages to instal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sudo apt update &amp;&amp; sudo apt install ros-dev-tools</text:p>
            <text:p text:style-name="P3">sudo apt-get install ros-${ROS_DISTRO}-joint-state-publisher-gui</text:p>
            <text:p text:style-name="P3">sudo apt-get install ros-${ROS_DISTRO}-xacro</text:p>
            <text:p text:style-name="P3">sudo apt-get install ros-${ROS_DISTRO}-gazebo-ros</text:p>
            <text:p text:style-name="P3">sudo apt-get install ros-${ROS_DISTRO}-gazebo-ros2-control</text:p>
            <text:p text:style-name="P3">sudo apt-get install ros-${ROS_DISTRO}-ros2-control</text:p>
            <text:p text:style-name="P3">sudo apt-get install ros-${ROS_DISTRO}-ros2-controllers</text:p>
            <text:p text:style-name="P3">sudo apt-get install ros-${ROS_DISTRO}-moveit</text:p>
            <text:p text:style-name="P3">sudo apt-get install ros-${ROS_DISTRO}-urdf-tutorial</text:p>
            <text:p text:style-name="P3">sudo apt-get install libserial-dev</text:p>
            <text:p text:style-name="P3">sudo apt-get install python3-pip</text:p>
            <text:p text:style-name="P3">pip install pyserial</text:p>
            <text:p text:style-name="P3">pip3 list | grep setuptools</text:p>
            <text:p text:style-name="P3">pip3 install setuptools==58.2.0</text:p>
            <text:p text:style-name="P3">pip install flask</text:p>
            <text:p text:style-name="P3">pip install flask-ask-sdk</text:p>
            <text:p text:style-name="P3">pip install ask-sdk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6">Changes to add in .bashrc file</text:p>
            <text:p text:style-name="P36">source /opt/ros/humble/setup.bash</text:p>
            <text:p text:style-name="P36">source ~/ws_moveit/install/setup.bash</text:p>
            <text:p text:style-name="P36">export RMW_IMPLEMENTATION=rmw_cyclonedds_cpp</text:p>
            <text:p text:style-name="P36">export LC_NUMERIC=en_US.UTF-8</text:p>
          </table:table-cell>
          <table:covered-table-cell/>
        </table:table-row>
        <table:table-row>
          <table:table-cell table:style-name="Table1.A5" office:value-type="string">
            <text:p text:style-name="P19">VS Code Extensions</text:p>
          </table:table-cell>
          <table:table-cell table:style-name="Table1.A1" office:value-type="string">
            <text:p text:style-name="P23">C/C++, CMake, CMake Tools, Python, XML, ROS, <text:span text:style-name="T8">URDF</text:span></text:p>
          </table:table-cell>
        </table:table-row>
        <table:table-row>
          <table:table-cell table:style-name="Table1.A6" office:value-type="string">
            <text:p text:style-name="P18">Important sudo commands</text:p>
            <text:p text:style-name="P10">sudo apt-get update -y</text:p>
            <text:p text:style-name="P10">sudo apt-get upgrade -y</text:p>
            <text:p text:style-name="P10">sudo apt-get install &lt;pkg_name&gt;</text:p>
            <text:p text:style-name="P12">sudo apt-get install &lt;pkg&gt;<text:span text:style-name="T14">=&lt;version&gt;</text:span></text:p>
            <text:p text:style-name="P10">sudo apt-get install &lt;*pkg_name*&gt;</text:p>
            <text:p text:style-name="P10">sudo apt-get autoclean</text:p>
            <text:p text:style-name="P11">sudo apt-get <text:span text:style-name="T13">check</text:span></text:p>
            <text:p text:style-name="P13">sudo apt-get help</text:p>
          </table:table-cell>
          <table:table-cell table:style-name="Table1.A2" office:value-type="string">
            <text:p text:style-name="P26">Advanced Packaging Tool (APT)</text:p>
            <text:p text:style-name="P26"/>
            <text:p text:style-name="P26"/>
            <text:p text:style-name="P26"><text:span text:style-name="T15">I</text:span>nstall<text:span text:style-name="T15">s a</text:span> specific package</text:p>
            <text:p text:style-name="P27"><text:span text:style-name="T15">I</text:span>nstall<text:span text:style-name="T15">s</text:span> <text:span text:style-name="T15">a </text:span>specific <text:span text:style-name="T14">version of a </text:span>package</text:p>
            <text:p text:style-name="P27"><text:span text:style-name="T15">I</text:span>nstall<text:span text:style-name="T15">s</text:span> all packages with spec. key</text:p>
            <text:p text:style-name="P28"><text:span text:style-name="T15">C</text:span>lean<text:span text:style-name="T15">s</text:span> retrieved files from local repo</text:p>
            <text:p text:style-name="P29">Diagnostic tool to check dependencies</text:p>
            <text:p text:style-name="P30">Displays built-in help</text:p>
          </table:table-cell>
        </table:table-row>
        <table:table-row>
          <table:table-cell table:style-name="Table1.A2" table:number-columns-spanned="2" office:value-type="string">
            <text:p text:style-name="P17">Workspace Creation</text:p>
            <text:p text:style-name="P20">Any ROS project begins with making a workspace. In this workspace, you will put all the things related to this particular project.</text:p>
          </table:table-cell>
          <table:covered-table-cell/>
        </table:table-row>
        <table:table-row>
          <table:table-cell table:style-name="Table1.A6" office:value-type="string">
            <text:p text:style-name="P4">mkdir -p ~/&lt;ws_name&gt;/src</text:p>
            <text:p text:style-name="P4"/>
            <text:p text:style-name="P4">cd ~/&lt;ws_name&gt;/</text:p>
            <text:p text:style-name="P4"/>
            <text:p text:style-name="P4">colcon build</text:p>
          </table:table-cell>
          <table:table-cell table:style-name="Table1.A2" office:value-type="string">
            <text:p text:style-name="P31">To create a new workspace and build it. <text:span text:style-name="T16">The ‘</text:span><text:span text:style-name="T7">colcon build</text:span><text:span text:style-name="T16">’ should always be done from the root of the workspace</text:span></text:p>
          </table:table-cell>
        </table:table-row>
        <table:table-row>
          <table:table-cell table:style-name="Table1.A6" office:value-type="string">
            <text:p text:style-name="P6">cd ~/&lt;ws_name&gt;/</text:p>
            <text:p text:style-name="P6"/>
            <text:p text:style-name="P5">rm -r b<text:span text:style-name="T9">u</text:span>ild/ install/ log/</text:p>
            <text:p text:style-name="P5"/>
            <text:p text:style-name="P9">colcon build</text:p>
          </table:table-cell>
          <table:table-cell table:style-name="Table1.A2" office:value-type="string">
            <text:p text:style-name="P25">To delete the old build, install and log directories and then build the workspace newly to resolve som<text:span text:style-name="T10">e</text:span> unusual build errors</text:p>
          </table:table-cell>
        </table:table-row>
        <table:table-row>
          <table:table-cell table:style-name="Table1.A2" table:number-columns-spanned="2" office:value-type="string">
            <text:p text:style-name="P7"><text:span text:style-name="T12">Installing </text:span>Package<text:span text:style-name="T12">s</text:span></text:p>
          </table:table-cell>
          <table:covered-table-cell/>
        </table:table-row>
        <text:soft-page-break/>
        <table:table-row>
          <table:table-cell table:style-name="Table1.A6" office:value-type="string">
            <text:p text:style-name="P14"><text:span text:style-name="T18">r</text:span>os2 pkg prefix &lt;pkg_name&gt;</text:p>
          </table:table-cell>
          <table:table-cell table:style-name="Table1.A2" office:value-type="string">
            <text:p text:style-name="P25">This is a helpful command to troubleshoot problems with a ROS workspace. If this command can’t find <text:span text:style-name="T17">the</text:span> package, other <text:span text:style-name="T17">ros </text:span>nodes can’t <text:span text:style-name="T20">find</text:span> either.</text:p>
          </table:table-cell>
        </table:table-row>
        <table:table-row>
          <table:table-cell table:style-name="Table1.A2" table:number-columns-spanned="2" office:value-type="string">
            <text:p text:style-name="P8">Package<text:span text:style-name="T12">s </text:span><text:span text:style-name="T18">and Nodes</text:span></text:p>
            <text:p text:style-name="P21">The basis of ROS communication is that multiple executables called <text:span text:style-name="T19">nodes</text:span> are running in an environment and communicating with each other in various ways. These nodes exist within a structure called a <text:span text:style-name="T19">package</text:span>.</text:p>
            <text:p text:style-name="P21">Package creation in ROS 2 uses <text:span text:style-name="T19">ament</text:span> as its <text:span text:style-name="T19">build system</text:span> and <text:span text:style-name="T19">colcon</text:span> as its <text:span text:style-name="T19">build tool</text:span>.</text:p>
            <text:p text:style-name="P22">The contents of a <text:span text:style-name="T19">CMake </text:span>packages are as follows,</text:p>
            <text:list xml:id="list1360097199" text:style-name="L1">
              <text:list-item>
                <text:p text:style-name="P34"><text:span text:style-name="T19">CMakeLists.txt</text:span> file that describes how to build the code within the package</text:p>
              </text:list-item>
              <text:list-item>
                <text:p text:style-name="P34"><text:span text:style-name="T19">include/&lt;package_name&gt;</text:span> directory containing the public headers for the package</text:p>
              </text:list-item>
              <text:list-item>
                <text:p text:style-name="P34"><text:span text:style-name="T19">package.xml</text:span> file containing meta information about the package</text:p>
              </text:list-item>
              <text:list-item>
                <text:p text:style-name="P34"><text:span text:style-name="T19">src</text:span> directory containing the source code for the package</text:p>
              </text:list-item>
            </text:list>
            <text:p text:style-name="P22"/>
            <text:p text:style-name="P22"/>
          </table:table-cell>
          <table:covered-table-cell/>
        </table:table-row>
        <table:table-row>
          <table:table-cell table:style-name="Table1.A6" office:value-type="string">
            <text:p text:style-name="P4">cd ~/&lt;ws_name&gt;/src</text:p>
            <text:p text:style-name="P4"/>
            <text:p text:style-name="P16">ros2 pkg create &lt;package_name&gt; <text:span text:style-name="T21">\</text:span></text:p>
            <text:p text:style-name="P15">--build-type ament_cmake <text:span text:style-name="T21">\</text:span></text:p>
            <text:p text:style-name="P15">--license Apache-2.0 <text:span text:style-name="T21">\</text:span></text:p>
            <text:p text:style-name="P15">--<text:span text:style-name="T21">dependencies rclcpp</text:span></text:p>
            <text:p text:style-name="P15"/>
            <text:p text:style-name="P4">cd ~/&lt;ws_name&gt;</text:p>
            <text:p text:style-name="P4"/>
            <text:p text:style-name="P4">colcon build</text:p>
          </table:table-cell>
          <table:table-cell table:style-name="Table1.A2" office:value-type="string">
            <text:p text:style-name="P24">To create a package and build it</text:p>
            <text:p text:style-name="Table_20_Contents"><text:span text:style-name="Default_20_Paragraph_20_Font"><text:span text:style-name="T1">C++ pkg: <text:s/></text:span></text:span><text:span text:style-name="Default_20_Paragraph_20_Font"><text:span text:style-name="T6">ament_cmake</text:span></text:span></text:p>
            <text:p text:style-name="Table_20_Contents"><text:span text:style-name="Default_20_Paragraph_20_Font"><text:span text:style-name="T1">Python pkg: <text:s/></text:span></text:span><text:span text:style-name="Default_20_Paragraph_20_Font"><text:span text:style-name="T6">ament_python</text:span></text:span></text:p>
            <text:p text:style-name="P32"><text:span text:style-name="Default_20_Paragraph_20_Font"><text:span text:style-name="T4">Various options like build-type, license, dependencies can be given either directly in the command line or added in the</text:span></text:span><text:span text:style-name="Default_20_Paragraph_20_Font"><text:span text:style-name="T2"> package.xml</text:span></text:span><text:span text:style-name="Default_20_Paragraph_20_Font"><text:span text:style-name="T4"> file.</text:span></text:span><text:span text:style-name="Default_20_Paragraph_20_Font"><text:span text:style-name="T2"> </text:span></text:span></text:p>
            <text:p text:style-name="P33"><text:span text:style-name="Default_20_Paragraph_20_Font"><text:span text:style-name="T5">The package should be created inside the </text:span></text:span><text:span text:style-name="Default_20_Paragraph_20_Font"><text:span text:style-name="T3">src</text:span></text:span><text:span text:style-name="Default_20_Paragraph_20_Font"><text:span text:style-name="T5"> folder present inside the root of the workspace</text:span></text:span></text:p>
          </table:table-cell>
        </table:table-row>
        <table:table-row>
          <table:table-cell table:style-name="Table1.A6" office:value-type="string">
            <text:p text:style-name="P4">. install/setup.bash</text:p>
          </table:table-cell>
          <table:table-cell table:style-name="Table1.A2" office:value-type="string">
            <text:p text:style-name="P24">To source the setup.bash file <text:span text:style-name="T10">present inside the ‘install’ folder</text:span>. This should be done to make the current terminal and ROS2 to know about the existence o<text:span text:style-name="T11">f</text:span> the workspace we created.</text:p>
          </table:table-cell>
        </table:table-row>
        <table:table-row>
          <table:table-cell table:style-name="Table1.A6" office:value-type="string">
            <text:p text:style-name="P14"/>
          </table:table-cell>
          <table:table-cell table:style-name="Table1.A2" office:value-type="string">
            <text:p text:style-name="P25"/>
          </table:table-cell>
        </table:table-row>
        <table:table-row>
          <table:table-cell table:style-name="Table1.A6" office:value-type="string">
            <text:p text:style-name="P14"/>
          </table:table-cell>
          <table:table-cell table:style-name="Table1.A2" office:value-type="string"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1in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5T17:24:00Z</meta:creation-date>
    <dc:date>2024-06-13T16:40:44.441342931</dc:date>
    <meta:editing-cycles>44</meta:editing-cycles>
    <meta:editing-duration>PT3H37M59S</meta:editing-duration>
    <meta:document-statistic meta:table-count="1" meta:image-count="0" meta:object-count="0" meta:page-count="2" meta:paragraph-count="77" meta:word-count="488" meta:character-count="3377" meta:non-whitespace-character-count="2970"/>
    <meta:template xlink:type="simple" xlink:actuate="onRequest" xlink:title="" xlink:href="Normal"/>
  </office:meta>
</office:document-meta>
</file>